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fo:color="#000000" style:font-name="Consolas" fo:font-size="9.5pt" fo:language="en" fo:country="US" fo:font-weight="normal" style:font-name-asian="Consolas" style:font-size-asian="9.5pt" style:font-weight-asian="normal" style:font-name-complex="Consolas" style:font-size-complex="9.5pt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4">
      <style:text-properties fo:language="en" fo:country="US"/>
    </style:style>
    <style:style style:name="P10" style:family="paragraph" style:parent-style-name="Standard" style:list-style-name="L5">
      <style:text-properties fo:language="en" fo:country="US"/>
    </style:style>
    <style:style style:name="P11" style:family="paragraph" style:parent-style-name="Standard" style:list-style-name="L6">
      <style:text-properties fo:language="en" fo:country="US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 style:list-style-name="L6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4" style:family="paragraph" style:parent-style-name="Standard" style:list-style-name="L7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5" style:family="paragraph" style:parent-style-name="Standard" style:list-style-name="L8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6" style:family="paragraph" style:parent-style-name="Standard" style:list-style-name="L9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7" style:family="paragraph" style:parent-style-name="Standard" style:list-style-name="L10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8" style:family="paragraph" style:parent-style-name="Standard" style:list-style-name="L11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9" style:family="paragraph" style:parent-style-name="Standard">
      <style:paragraph-properties style:text-autospace="none"/>
      <style:text-properties fo:color="#000000" style:font-name="Consolas" fo:font-size="9.5pt" fo:language="en" fo:country="US" style:text-underline-style="solid" style:text-underline-type="double" style:text-underline-width="auto" style:text-underline-color="font-color" fo:font-weight="bold" style:font-name-asian="Consolas" style:font-size-asian="9.5pt" style:font-weight-asian="bold" style:font-name-complex="Consolas" style:font-size-complex="9.5pt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ntity Framework Core</text:p>
      <text:list xml:id="list2847896525232043205" text:style-name="L1">
        <text:list-item>
          <text:list>
            <text:list-item>
              <text:p text:style-name="P5">The standard ORM framework for .NET and .NET Core</text:p>
            </text:list-item>
            <text:list-item>
              <text:p text:style-name="P5">Provides LINQ-based data queries and CRUD operations</text:p>
            </text:list-item>
            <text:list-item>
              <text:p text:style-name="P5">Automatic change tracking of in-memory objects</text:p>
            </text:list-item>
            <text:list-item>
              <text:p text:style-name="P5">Works with many relational databases</text:p>
            </text:list-item>
            <text:list-item>
              <text:p text:style-name="P5">Open source with independent release cycle</text:p>
            </text:list-item>
          </text:list>
        </text:list-item>
      </text:list>
      <text:p text:style-name="Standard"/>
      <text:p text:style-name="P20">EF Core: Basic Workflow</text:p>
      <text:list xml:id="list9091203328808193106" text:style-name="L2">
        <text:list-item>
          <text:list>
            <text:list-item>
              <text:list>
                <text:list-item>
                  <text:p text:style-name="P6">Define the data model (Code first or Scaffold from DB)</text:p>
                </text:list-item>
                <text:list-item>
                  <text:p text:style-name="P6">Write &amp; Execute query over IQueryable</text:p>
                </text:list-item>
                <text:list-item>
                  <text:p text:style-name="P6">EF generates &amp; executes an SQL query in the DB</text:p>
                </text:list-item>
                <text:list-item>
                  <text:p text:style-name="P6">EF transforms the query results into .NET objects</text:p>
                </text:list-item>
                <text:list-item>
                  <text:p text:style-name="P6">Modify data with C# code and call SaveChanges()</text:p>
                </text:list-item>
                <text:list-item>
                  <text:p text:style-name="P6">EF generates and executes SQL command to modify the DB</text:p>
                  <text:p text:style-name="P6"/>
                </text:list-item>
              </text:list>
            </text:list-item>
          </text:list>
        </text:list-item>
      </text:list>
      <text:p text:style-name="P20">EF Core: Setup</text:p>
      <text:list xml:id="list3601281641238477847" text:style-name="L3">
        <text:list-item>
          <text:list>
            <text:list-item>
              <text:p text:style-name="P7">To add EF Core support to a project in Visual Studio</text:p>
              <text:p text:style-name="P7">- Install it from Package Manager Console</text:p>
              <text:p text:style-name="P7">Install-Package Microsoft.EntityFrameworkCore</text:p>
              <text:p text:style-name="P7">EF Core is modular – any data providers must be installed too:</text:p>
              <text:p text:style-name="P7">Install-Package Microsoft.EntityFrameworkCore.SqlServer</text:p>
            </text:list-item>
          </text:list>
        </text:list-item>
      </text:list>
      <text:p text:style-name="Standard"/>
      <text:p text:style-name="P20">Database First Model</text:p>
      <text:list xml:id="list634853354424041792" text:style-name="L4">
        <text:list-item>
          <text:list>
            <text:list-item>
              <text:p text:style-name="P8">models the entity classes after the database</text:p>
            </text:list-item>
            <text:list-item>
              <text:p text:style-name="P9">Scaffolding DbContext from DB with Scaffold-DbContext command in Package Manager Console:</text:p>
              <text:p text:style-name="P9">Scaffold-DbContext</text:p>
              <text:list>
                <text:list-header>
                  <text:p text:style-name="P9">-Connection “Server=.;Database=..;Integrated Security=True”</text:p>
                  <text:p text:style-name="P9">-Provider Microsoft.EntityFrameworkCore.SqlServer</text:p>
                  <text:p text:style-name="P9">-OutputDir Data</text:p>
                  <text:p text:style-name="P9"/>
                </text:list-header>
              </text:list>
            </text:list-item>
          </text:list>
        </text:list-item>
      </text:list>
      <text:p text:style-name="P1"><text:tab/>Scaffolding requires the following <text:s/>packages beforehand:</text:p>
      <text:p text:style-name="P1"><text:tab/>Install-Package Microsoft.EntityFrameworkCore.Tools</text:p>
      <text:p text:style-name="P1"><text:tab/>Install-Package Microsoft.EntityFrameworkCore.SqlServer.Design</text:p>
      <text:p text:style-name="P1"/>
      <text:p text:style-name="P1"><text:line-break/><text:span text:style-name="T1">EF Components</text:span></text:p>
      <text:p text:style-name="P1"><text:tab/>The DbContext class</text:p>
      <text:p text:style-name="P1"><text:tab/>-Holds the database connection and the entity class</text:p>
      <text:p text:style-name="P1"/>
      <text:p text:style-name="P1"/>
      <text:p text:style-name="P12">EF DBFirst Lab:</text:p>
      <text:list xml:id="list5049688030270209992" text:style-name="L5">
        <text:list-item>
          <text:list>
            <text:list-item>
              <text:p text:style-name="P10">new .NET Core console app</text:p>
            </text:list-item>
            <text:list-item>
              <text:p text:style-name="P10">add nuget:</text:p>
              <text:list>
                <text:list-item>
                  <text:p text:style-name="P10">Microsoft.EntityFrameworkCore</text:p>
                </text:list-item>
                <text:list-item>
                  <text:p text:style-name="P10">Microsoft.EntityFrameworkCore.SqlServer</text:p>
                </text:list-item>
                <text:list-item>
                  <text:p text:style-name="P10">Microsoft.EntityFrameworkCore.SqlServer.Design</text:p>
                </text:list-item>
                <text:list-item>
                  <text:p text:style-name="P10">Microsoft.NETCore.App</text:p>
                </text:list-item>
              </text:list>
            </text:list-item>
          </text:list>
        </text:list-item>
      </text:list>
      <text:list xml:id="list5310914221808666308" text:style-name="L6">
        <text:list-item>
          <text:list>
            <text:list-item>
              <text:p text:style-name="P11">in PackageManage Console:</text:p>
              <text:p text:style-name="P13">PM&gt; Scaffold-DbContext -Connection "Server=localhost;Integrated Security=True;Database=SoftUni" -Outputdir Data -Provider Microsoft.EntityFrameworkCore.SqlServer </text:p>
            </text:list-item>
          </text:list>
        </text:list-item>
      </text:list>
      <text:p text:style-name="P2"><text:soft-page-break/></text:p>
      <text:p text:style-name="P2">cmdlet Scaffold-DbContext at command pipeline position 1</text:p>
      <text:p text:style-name="P2">Supply values for the following parameters:</text:p>
      <text:p text:style-name="P2">Provider: Microsoft.EntityFrameworkCore.SqlServer</text:p>
      <text:p text:style-name="P2"/>
      <text:list xml:id="list39328191" text:continue-numbering="true" text:style-name="L6">
        <text:list-item>
          <text:list>
            <text:list-header>
              <text:p text:style-name="P13">Scaffold-DbContext -Connection "Server=localhost;Integrated Security=True;Database=SoftUni" -Outputdir Data -Provider Microsoft.EntityFrameworkCore.SqlServer -DataAnnotations</text:p>
            </text:list-header>
          </text:list>
        </text:list-item>
      </text:list>
      <text:p text:style-name="P3"/>
      <text:p text:style-name="P3">Scaffold attributes</text:p>
      <text:list xml:id="list1830150977110261381" text:style-name="L7">
        <text:list-item>
          <text:list>
            <text:list-item>
              <text:p text:style-name="P14">DataAnnotations</text:p>
            </text:list-item>
            <text:list-item>
              <text:p text:style-name="P14">Force</text:p>
            </text:list-item>
            <text:list-item>
              <text:p text:style-name="P14">Provider</text:p>
            </text:list-item>
          </text:list>
        </text:list-item>
      </text:list>
      <text:p text:style-name="P3"/>
      <text:p text:style-name="P3">The DbContext class</text:p>
      <text:list xml:id="list7720217216764356033" text:style-name="L8">
        <text:list-item>
          <text:list>
            <text:list-item>
              <text:p text:style-name="P15">Holds the database connection and the entity classes</text:p>
            </text:list-item>
            <text:list-item>
              <text:p text:style-name="P15">OnModelCreating()</text:p>
            </text:list-item>
            <text:list-item>
              <text:p text:style-name="P15">Provides LINQ-based data access</text:p>
            </text:list-item>
            <text:list-item>
              <text:p text:style-name="P15">Provides identity tracking, change tracking, and an API for CRUD operations</text:p>
            </text:list-item>
          </text:list>
        </text:list-item>
      </text:list>
      <text:p text:style-name="P3"/>
      <text:p text:style-name="P3">Entity classes</text:p>
      <text:list xml:id="list4829389862890820526" text:style-name="L9">
        <text:list-item>
          <text:list>
            <text:list-item>
              <text:p text:style-name="P16">Hold entities (objects with their attributes and relations)</text:p>
            </text:list-item>
            <text:list-item>
              <text:p text:style-name="P16">Each database table is typically mapped to single C# class</text:p>
            </text:list-item>
          </text:list>
        </text:list-item>
      </text:list>
      <text:p text:style-name="P3"/>
      <text:p text:style-name="P3">Associations (relationship mappings)</text:p>
      <text:list xml:id="list4925435610816821345" text:style-name="L10">
        <text:list-item>
          <text:list>
            <text:list-item>
              <text:p text:style-name="P17">An association is a primary key / foreign key-based relationship between two entity classes</text:p>
            </text:list-item>
            <text:list-item>
              <text:p text:style-name="P17">Allows navigation from one entity to another</text:p>
              <text:list>
                <text:list-header>
                  <text:p text:style-name="P17">var courses = student.Courses.Where(...);</text:p>
                </text:list-header>
              </text:list>
            </text:list-item>
          </text:list>
        </text:list-item>
      </text:list>
      <text:p text:style-name="P3"/>
      <text:p text:style-name="P3">Concurrency control</text:p>
      <text:list xml:id="list3829274586467092574" text:style-name="L11">
        <text:list-item>
          <text:list>
            <text:list-item>
              <text:p text:style-name="P18">Entity Framework uses optimistic concurrency control</text:p>
              <text:p text:style-name="P18">- No locking by default</text:p>
            </text:list-item>
            <text:list-item>
              <text:p text:style-name="P18">Automatic concurrency conflict detection</text:p>
            </text:list-item>
          </text:list>
        </text:list-item>
      </text:list>
      <text:p text:style-name="P3"/>
      <text:p text:style-name="P19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31M36S</meta:editing-duration>
    <meta:editing-cycles>27</meta:editing-cycles>
    <meta:generator>OpenOffice/4.1.6$Win32 OpenOffice.org_project/416m1$Build-9790</meta:generator>
    <dc:date>2019-04-06T19:13:11.93</dc:date>
    <meta:document-statistic meta:table-count="0" meta:image-count="0" meta:object-count="0" meta:page-count="2" meta:paragraph-count="66" meta:word-count="374" meta:character-count="2842"/>
    <meta:user-defined meta:name="Info 1"/>
    <meta:user-defined meta:name="Info 2"/>
    <meta:user-defined meta:name="Info 3"/>
    <meta:user-defined meta:name="Info 4"/>
  </office:meta>
</office:document-meta>
</file>